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RAPA FERNANDEZ, YENI LUD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71963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JULIA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1852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RAPA FERNANDEZ, YENI LUD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71963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1852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071963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118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9/2021</text:p>
          </table:table-cell>
          <table:table-cell table:style-name="Tabla2.A3" office:value-type="string">
            <text:p text:style-name="P22">5902992</text:p>
          </table:table-cell>
          <table:table-cell table:style-name="Tabla2.D3" office:value-type="string">
            <text:p text:style-name="P23">11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29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